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SampleSender.testEnded( String ho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ndardSampleSender.StandardSampleSender( RemoteSampl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SampleSender.StandardSampleS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SampleSender.sampleOccurred( Sample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andardSampleSender.testEnd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